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6.5in" table:align="margins"/>
    </style:style>
    <style:style style:name="Table0.A" style:family="table-column">
      <style:table-column-properties style:column-width="0.4521in" style:rel-column-width="4558*"/>
    </style:style>
    <style:style style:name="Table0.B" style:family="table-column">
      <style:table-column-properties style:column-width="1.9215in" style:rel-column-width="19375*"/>
    </style:style>
    <style:style style:name="Table0.C" style:family="table-column">
      <style:table-column-properties style:column-width="1.8083in" style:rel-column-width="18235*"/>
    </style:style>
    <style:style style:name="Table0.D" style:family="table-column">
      <style:table-column-properties style:column-width="2.3174in" style:rel-column-width="23367*"/>
    </style:style>
    <style:style style:name="Table0.1" style:family="table-row">
      <style:table-row-properties fo:keep-together="auto"/>
    </style:style>
    <style:style style:name="Table0.A1" style:family="table-cell">
      <style:table-cell-properties fo:padding="0.0382in" fo:border="none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0.8125in" style:rel-column-width="8191*"/>
    </style:style>
    <style:style style:name="Table1.B" style:family="table-column">
      <style:table-column-properties style:column-width="1.4215in" style:rel-column-width="14335*"/>
    </style:style>
    <style:style style:name="Table1.E" style:family="table-column">
      <style:table-column-properties style:column-width="1.4222in" style:rel-column-width="1433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271in" style:rel-column-width="6323*"/>
    </style:style>
    <style:style style:name="Table2.B" style:family="table-column">
      <style:table-column-properties style:column-width="1.4826in" style:rel-column-width="14946*"/>
    </style:style>
    <style:style style:name="Table2.C" style:family="table-column">
      <style:table-column-properties style:column-width="0.9694in" style:rel-column-width="9772*"/>
    </style:style>
    <style:style style:name="Table2.D" style:family="table-column">
      <style:table-column-properties style:column-width="1.3111in" style:rel-column-width="13221*"/>
    </style:style>
    <style:style style:name="Table2.F" style:family="table-column">
      <style:table-column-properties style:column-width="1.141in" style:rel-column-width="11501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3.1451in" style:rel-column-width="31710*"/>
    </style:style>
    <style:style style:name="Table3.B" style:family="table-column">
      <style:table-column-properties style:column-width="3.3549in" style:rel-column-width="3382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0.416in" style:rel-column-width="4194*"/>
    </style:style>
    <style:style style:name="Table4.B" style:family="table-column">
      <style:table-column-properties style:column-width="2.0278in" style:rel-column-width="20446*"/>
    </style:style>
    <style:style style:name="Table4.C" style:family="table-column">
      <style:table-column-properties style:column-width="1.8201in" style:rel-column-width="18349*"/>
    </style:style>
    <style:style style:name="Table4.D" style:family="table-column">
      <style:table-column-properties style:column-width="2.2361in" style:rel-column-width="2254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0.8125in" style:rel-column-width="8191*"/>
    </style:style>
    <style:style style:name="Table5.B" style:family="table-column">
      <style:table-column-properties style:column-width="1.4215in" style:rel-column-width="14335*"/>
    </style:style>
    <style:style style:name="Table5.E" style:family="table-column">
      <style:table-column-properties style:column-width="1.4222in" style:rel-column-width="14339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6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page-number="auto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officeooo:rsid="001ab195"/>
    </style:style>
    <style:style style:name="T4" style:family="text">
      <style:text-properties officeooo:rsid="001b4d04"/>
    </style:style>
    <style:style style:name="T5" style:family="text">
      <style:text-properties officeooo:rsid="00200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 - e</text:p>
      <text:p text:style-name="P2">S2. BBT</text:p>
      <text:p text:style-name="P1"><text:span text:style-name="T2">I.</text:span><text:span text:style-name="T1"> Specify X, f(X) + Z, xsi(x, z)</text:span></text:p>
      <text:p text:style-name="P1"><text:span text:style-name="T2">II. </text:span><text:span text:style-name="T1">BBT:</text:span></text:p>
      <text:p text:style-name="P2">- EC</text:p>
      <text:p text:style-name="P2">- BVA</text:p>
      <text:p text:style-name="P2">+</text:p>
      <text:p text:style-name="P2">TC:</text:p>
      <text:p text:style-name="P2">- EC</text:p>
      <text:p text:style-name="P2">- BVS</text:p>
      <text:p text:style-name="P2"/>
      <text:p text:style-name="P1"><text:span text:style-name="T2">III.</text:span><text:span text:style-name="T1"> Implement TC form II -&gt; JUnit</text:span></text:p>
      <text:p text:style-name="P2"/>
      <text:p text:style-name="P1"><text:span text:style-name="T2">1.</text:span><text:span text:style-name="T1"> Verify if a natural number is prime</text:span></text:p>
      <text:p text:style-name="P2">I:</text:p>
      <text:p text:style-name="P2">input - x: n</text:p>
      <text:p text:style-name="P2">f(x):: n is a natural number</text:p>
      <text:p text:style-name="P2">output - z: r</text:p>
      <text:p text:style-name="P2">xsi(x, z):: [r is {true, false} ^ [r = true if n is prime v r = false if n != prime ]]</text:p>
      <text:p text:style-name="P2"><text:s text:c="16"/>v error if n != natural</text:p>
      <text:p text:style-name="P2"/>
      <text:p text:style-name="P2">II. BBT - Equivalence class (EC)</text:p>
      <text:p text:style-name="P2">TC - test cases</text:p>
      <text:p text:style-name="P2"/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D"/>
        <table:table-row table:style-name="Table0.1">
          <table:table-cell table:style-name="Table0.A1" office:value-type="string">
            <text:p text:style-name="P3">#EC</text:p>
          </table:table-cell>
          <table:table-cell table:style-name="Table0.A1" office:value-type="string">
            <text:p text:style-name="P3">condition</text:p>
          </table:table-cell>
          <table:table-cell table:style-name="Table0.A1" office:value-type="string">
            <text:p text:style-name="P3">Valid EC</text:p>
          </table:table-cell>
          <table:table-cell table:style-name="Table0.A1" office:value-type="string">
            <text:p text:style-name="P3">Invalid EC</text:p>
          </table:table-cell>
        </table:table-row>
        <table:table-row table:style-name="Table0.1">
          <table:table-cell table:style-name="Table0.A1" office:value-type="string">
            <text:p text:style-name="P3">1</text:p>
          </table:table-cell>
          <table:table-cell table:style-name="Table0.A1" table:number-rows-spanned="3" office:value-type="string">
            <text:p text:style-name="P3">n is a natural number</text:p>
            <text:p text:style-name="P3">n is [0, +infinity] MAXINT</text:p>
          </table:table-cell>
          <table:table-cell table:style-name="Table0.A1" office:value-type="string">
            <text:p text:style-name="P3">n is a natural number</text:p>
          </table:table-cell>
          <table:table-cell table:style-name="Table0.A1" office:value-type="string">
            <text:p text:style-name="P3"/>
          </table:table-cell>
        </table:table-row>
        <table:table-row table:style-name="Table0.1">
          <table:table-cell table:style-name="Table0.A1" office:value-type="string">
            <text:p text:style-name="P3">2</text:p>
          </table:table-cell>
          <table:covered-table-cell/>
          <table:table-cell table:style-name="Table0.A1" office:value-type="string">
            <text:p text:style-name="P3"/>
          </table:table-cell>
          <table:table-cell table:style-name="Table0.A1" office:value-type="string">
            <text:p text:style-name="P3">n &lt; 0</text:p>
            <text:p text:style-name="P3">n is not a natural number</text:p>
          </table:table-cell>
        </table:table-row>
        <table:table-row table:style-name="Table0.1">
          <table:table-cell table:style-name="Table0.A1" office:value-type="string">
            <text:p text:style-name="P3">3</text:p>
          </table:table-cell>
          <table:covered-table-cell/>
          <table:table-cell table:style-name="Table0.A1" office:value-type="string">
            <text:p text:style-name="P3"/>
          </table:table-cell>
          <table:table-cell table:style-name="Table0.A1" office:value-type="string">
            <text:p text:style-name="P3">n is not a natural number</text:p>
            <text:p text:style-name="P3">n &gt; MAXINT</text:p>
          </table:table-cell>
        </table:table-row>
        <table:table-row table:style-name="Table0.1">
          <table:table-cell table:style-name="Table0.A1" office:value-type="string">
            <text:p text:style-name="P3">4</text:p>
          </table:table-cell>
          <table:table-cell table:style-name="Table0.A1" table:number-rows-spanned="2" office:value-type="string">
            <text:p text:style-name="P3">r is {T, F}</text:p>
          </table:table-cell>
          <table:table-cell table:style-name="Table0.A1" office:value-type="string">
            <text:p text:style-name="P3">r = T</text:p>
          </table:table-cell>
          <table:table-cell table:style-name="Table0.A1" office:value-type="string">
            <text:p text:style-name="P3"/>
          </table:table-cell>
        </table:table-row>
        <table:table-row table:style-name="Table0.1">
          <table:table-cell table:style-name="Table0.A1" office:value-type="string">
            <text:p text:style-name="P3">5</text:p>
          </table:table-cell>
          <table:covered-table-cell/>
          <table:table-cell table:style-name="Table0.A1" office:value-type="string">
            <text:p text:style-name="P3">r = F</text:p>
          </table:table-cell>
          <table:table-cell table:style-name="Table0.A1" office:value-type="string">
            <text:p text:style-name="P3"/>
          </table:table-cell>
        </table:table-row>
        <table:table-row table:style-name="Table0.1">
          <table:table-cell table:style-name="Table0.A1" office:value-type="string">
            <text:p text:style-name="P3"/>
          </table:table-cell>
          <table:table-cell table:style-name="Table0.A1" office:value-type="string">
            <text:p text:style-name="P3">?</text:p>
          </table:table-cell>
          <table:table-cell table:style-name="Table0.A1" office:value-type="string">
            <text:p text:style-name="P3"/>
          </table:table-cell>
          <table:table-cell table:style-name="Table0.A1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C based on EC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ext:soft-page-break/>
        <table:table-row table:style-name="Table1.1">
          <table:table-cell table:style-name="Table1.A1" office:value-type="string">
            <text:p text:style-name="P3">#TC</text:p>
          </table:table-cell>
          <table:table-cell table:style-name="Table1.A1" office:value-type="string">
            <text:p text:style-name="P3">EC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put expected</text:p>
          </table:table-cell>
          <table:table-cell table:style-name="Table1.A1" office:value-type="string">
            <text:p text:style-name="P3">Output actual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-3</text:p>
          </table:table-cell>
          <table:table-cell table:style-name="Table1.A1" office:value-type="string">
            <text:p text:style-name="P3">error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2 (can’t instantiate MAXINT + 1)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MAXINT + 1</text:p>
          </table:table-cell>
          <table:table-cell table:style-name="Table1.A1" office:value-type="string">
            <text:p text:style-name="P3">error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, 1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tru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false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p text:style-name="P2">BVA - boundary value analysis, <text:span text:style-name="T4">the TC column on this is independent from the values above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3">#BVA</text:p>
          </table:table-cell>
          <table:table-cell table:style-name="Table2.A1" office:value-type="string">
            <text:p text:style-name="P3">condition</text:p>
          </table:table-cell>
          <table:table-cell table:style-name="Table2.A1" office:value-type="string">
            <text:p text:style-name="P3">#TC</text:p>
          </table:table-cell>
          <table:table-cell table:style-name="Table2.A1" office:value-type="string">
            <text:p text:style-name="P3">input n</text:p>
          </table:table-cell>
          <table:table-cell table:style-name="Table2.A1" office:value-type="string">
            <text:p text:style-name="P3">expected r</text:p>
          </table:table-cell>
          <table:table-cell table:style-name="Table2.A1" office:value-type="string">
            <text:p text:style-name="P3">actual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n is a natural number</text:p>
            <text:p text:style-name="P3">n is [0, MAXINT]</text:p>
          </table:table-cell>
          <table:table-cell table:style-name="Table2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</table:table-cell>
          <table:table-cell table:style-name="Table2.A1" office:value-type="string">
            <text:p text:style-name="P3">n = 0</text:p>
            <text:p text:style-name="P3">n = 1</text:p>
            <text:p text:style-name="P3">n = -1</text:p>
            <text:p text:style-name="P3">n = MAXINT</text:p>
            <text:p text:style-name="P3">n = MAXINT + 1</text:p>
            <text:p text:style-name="P3">n = MAXINT - 1</text:p>
          </table:table-cell>
          <table:table-cell table:style-name="Table2.A1" office:value-type="string">
            <text:p text:style-name="P3">F</text:p>
            <text:p text:style-name="P3">F</text:p>
            <text:p text:style-name="P3">error</text:p>
            <text:p text:style-name="P3">T</text:p>
            <text:p text:style-name="P3">error</text:p>
            <text:p text:style-name="P3">F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r = {T/F}</text:p>
          </table:table-cell>
          <table:table-cell table:style-name="Table2.A1" office:value-type="string">
            <text:p text:style-name="P3">7</text:p>
            <text:p text:style-name="P3">8</text:p>
          </table:table-cell>
          <table:table-cell table:style-name="Table2.A1" office:value-type="string">
            <text:p text:style-name="P3">7</text:p>
            <text:p text:style-name="P3">4</text:p>
          </table:table-cell>
          <table:table-cell table:style-name="Table2.A1" office:value-type="string">
            <text:p text:style-name="P3">r = T</text:p>
            <text:p text:style-name="P3">r = F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2"/>
      <text:p text:style-name="P2">look at TC and BVA table <text:span text:style-name="T3">(column TC)</text:span>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EC</text:p>
          </table:table-cell>
          <table:table-cell table:style-name="Table3.A1" office:value-type="string">
            <text:p text:style-name="P3">BVA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1</text:p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2</text:p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3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4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7 (same as 4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8 (same as 4)</text:p>
          </table:table-cell>
        </table:table-row>
      </table:table>
      <text:p text:style-name="P2">= 10 TC - 2 = 8 </text:p>
      <text:p text:style-name="P2">-EC4/BVA8 </text:p>
      <text:p text:style-name="P2">-EC3/BVA7</text:p>
      <text:p text:style-name="P2"/>
      <text:p text:style-name="P2">III. JUnit -&gt; TC__EC__3, TC__BVA__1, TC__EC__1</text:p>
      <text:p text:style-name="P2"><text:soft-page-break/></text:p>
      <text:p text:style-name="P2">public class VerifyIsPrime </text:p>
      <text:p text:style-name="P2">{</text:p>
      <text:p text:style-name="P2"><text:tab/>public boolean isPrime(int n) throw ValueException </text:p>
      <text:p text:style-name="P2"><text:tab/>{ ... }</text:p>
      <text:p text:style-name="P2">}</text:p>
      <text:p text:style-name="P2"/>
      <text:p text:style-name="P2">public class UnitTests</text:p>
      <text:p text:style-name="P2">{</text:p>
      <text:p text:style-name="P2"><text:tab/>public void CheckNumbers()</text:p>
      <text:p text:style-name="P2"><text:tab/>{</text:p>
      <text:p text:style-name="P2"><text:tab/><text:tab/>assertEquals(isPrime(7) == true);</text:p>
      <text:p text:style-name="P2"><text:tab/>}</text:p>
      <text:p text:style-name="P2"/>
      <text:p text:style-name="P2"><text:tab/>public void CheckNumbers2()</text:p>
      <text:p text:style-name="P2"><text:tab/>{</text:p>
      <text:p text:style-name="P2"><text:tab/><text:tab/>assertEquals(isPrime(0) == false);</text:p>
      <text:p text:style-name="P2"><text:tab/>}</text:p>
      <text:p text:style-name="P2"/>
      <text:p text:style-name="P2"><text:tab/>public void CheckNumbers3()</text:p>
      <text:p text:style-name="P5"><text:tab/>{</text:p>
      <text:p text:style-name="P5"><text:tab/><text:tab/>assertEquals(isPrime(2) == true);</text:p>
      <text:p text:style-name="P5"><text:tab/>}</text:p>
      <text:p text:style-name="P5"/>
      <text:p text:style-name="P5">public void CheckNumbers4()</text:p>
      <text:p text:style-name="P5"><text:tab/>{</text:p>
      <text:p text:style-name="P5"><text:tab/><text:tab/>try</text:p>
      <text:p text:style-name="P5"><text:tab/><text:tab/>{</text:p>
      <text:p text:style-name="P5"><text:tab/><text:tab/><text:tab/>assertEquals(isPrime(-2) == true);</text:p>
      <text:p text:style-name="P5"><text:tab/><text:tab/>}</text:p>
      <text:p text:style-name="P5"><text:tab/><text:tab/>catch (ValueException )</text:p>
      <text:p text:style-name="P5"><text:tab/><text:tab/>{ ... }</text:p>
      <text:p text:style-name="P5"><text:tab/>}</text:p>
      <text:p text:style-name="P2">}</text:p>
      <text:p text:style-name="P2"/>
      <text:p text:style-name="P2">2) Max sequence of prime numbers.</text:p>
      <text:p text:style-name="P2">NOTE: this covers both cases when arrays start from 0 and from 1, wtf????</text:p>
      <text:p text:style-name="P2">input x: l, length</text:p>
      <text:p text:style-name="P2"><text:tab/>f(x): <text:s/>length &gt;= 0 ^ is a natural number ^ l(i) is a natural number</text:p>
      <text:p text:style-name="P2">output z: startPos, endPos</text:p>
      <text:p text:style-name="P2"><text:tab/>xsi(x, z): startPos &lt;= endPos ^ startPos &lt;= length ^ endPos &lt;= length ^ startPos &gt;= 0 ^</text:p>
      <text:p text:style-name="P2"><text:tab/><text:tab/> <text:s text:c="2"/>endPos &gt;= 0 V if no prime numbers, startPos = -1 ^ endPos = -1 </text:p>
      <text:p text:style-name="P2"><text:tab/><text:tab/><text:tab/><text:tab/>V if no elements, startPos = -1 ^ endPos = - 1] </text:p>
      <text:p text:style-name="P2"><text:tab/><text:tab/> startPos and endPos are natural numbers</text:p>
      <text:p text:style-name="P2"/>
      <text:p text:style-name="P2"/>
      <text:p text:style-name="P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#EC</text:p>
          </table:table-cell>
          <table:table-cell table:style-name="Table4.A1" office:value-type="string">
            <text:p text:style-name="P4">condition</text:p>
          </table:table-cell>
          <table:table-cell table:style-name="Table4.A1" office:value-type="string">
            <text:p text:style-name="P4">Valid EC</text:p>
          </table:table-cell>
          <table:table-cell table:style-name="Table4.A1" office:value-type="string">
            <text:p text:style-name="P4">Invalid EC</text:p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l(i) is a natural number, i = 1, length in the interval [0, MAXINT]</text:p>
          </table:table-cell>
          <table:table-cell table:style-name="Table4.A1" office:value-type="string">
            <text:p text:style-name="P4">l(i) is a natural number,</text:p>
            <text:p text:style-name="P4">i = 1, length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4">l(i) &lt; 0, i = 1, length</text:p>
          </table:table-cell>
        </table:table-row>
        <table:table-row table:style-name="Table4.1"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4">li &gt; MAXINT, i = 1, length</text:p>
          </table:table-cell>
        </table:table-row>
        <table:table-row table:style-name="Table4.1"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4">length &gt;= 0 in the interval </text:p>
            <text:p text:style-name="P4">[0, MAXINT]</text:p>
          </table:table-cell>
          <table:table-cell table:style-name="Table4.A1" office:value-type="string">
            <text:p text:style-name="P4">length &gt;= 0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4">5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-</text:p>
          </table:table-cell>
          <table:table-cell table:style-name="Table4.A1" office:value-type="string">
            <text:p text:style-name="P3">length &lt; 0</text:p>
          </table:table-cell>
        </table:table-row>
        <table:table-row table:style-name="Table4.1">
          <table:table-cell table:style-name="Table4.A1" office:value-type="string">
            <text:p text:style-name="P3">6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length &gt; MAXINT</text:p>
          </table:table-cell>
        </table:table-row>
        <table:table-row table:style-name="Table4.1">
          <table:table-cell table:style-name="Table4.A1" office:value-type="string">
            <text:p text:style-name="P3">7</text:p>
          </table:table-cell>
          <table:table-cell table:style-name="Table4.A1" office:value-type="string">
            <text:p text:style-name="P3">length <text:span text:style-name="T5">is</text:span> a natural number</text:p>
          </table:table-cell>
          <table:table-cell table:style-name="Table4.A1" office:value-type="string">
            <text:p text:style-name="P3">length is a natural number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8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length &lt; 0 ^ length is not a a natural number</text:p>
          </table:table-cell>
        </table:table-row>
        <table:table-row table:style-name="Table4.1">
          <table:table-cell table:style-name="Table4.A1" office:value-type="string">
            <text:p text:style-name="P3">9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length &gt; MAXINT ^ length <text:s/>is not a natural number</text:p>
          </table:table-cell>
        </table:table-row>
        <table:table-row table:style-name="Table4.1">
          <table:table-cell table:style-name="Table4.A1" office:value-type="string">
            <text:p text:style-name="P3">10</text:p>
          </table:table-cell>
          <table:table-cell table:style-name="Table4.A1" office:value-type="string">
            <text:p text:style-name="P3">startPos &lt;= endPos</text:p>
          </table:table-cell>
          <table:table-cell table:style-name="Table4.A1" office:value-type="string">
            <text:p text:style-name="P3">startPos &lt;= endPo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1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startPos &gt; endPos</text:p>
          </table:table-cell>
        </table:table-row>
        <table:table-row table:style-name="Table4.1">
          <table:table-cell table:style-name="Table4.A1" office:value-type="string">
            <text:p text:style-name="P3">12</text:p>
          </table:table-cell>
          <table:table-cell table:style-name="Table4.A1" office:value-type="string">
            <text:p text:style-name="P3">1&lt;= startPos &lt;= length</text:p>
          </table:table-cell>
          <table:table-cell table:style-name="Table4.A1" office:value-type="string">
            <text:p text:style-name="P3">1 &lt;= startPos &lt;= length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3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startPos &lt; 1</text:p>
          </table:table-cell>
        </table:table-row>
        <table:table-row table:style-name="Table4.1">
          <table:table-cell table:style-name="Table4.A1" office:value-type="string">
            <text:p text:style-name="P3">14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-</text:p>
          </table:table-cell>
          <table:table-cell table:style-name="Table4.A1" office:value-type="string">
            <text:p text:style-name="P3">startPos &gt; length</text:p>
          </table:table-cell>
        </table:table-row>
        <table:table-row table:style-name="Table4.1">
          <table:table-cell table:style-name="Table4.A1" office:value-type="string">
            <text:p text:style-name="P3">15</text:p>
          </table:table-cell>
          <table:table-cell table:style-name="Table4.A1" office:value-type="string">
            <text:p text:style-name="P3">1 &lt;= endPos &lt;= length</text:p>
          </table:table-cell>
          <table:table-cell table:style-name="Table4.A1" office:value-type="string">
            <text:p text:style-name="P3">1 &lt;= endPos &lt;= length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6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7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8</text:p>
          </table:table-cell>
          <table:table-cell table:style-name="Table4.A1" office:value-type="string">
            <text:p text:style-name="P3">startPos = -1 ^ endPos = - 1</text:p>
          </table:table-cell>
          <table:table-cell table:style-name="Table4.A1" office:value-type="string">
            <text:p text:style-name="P3">startPos = -1 ^ endPos = - 1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no prime numbers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19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length = 0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0</text:p>
          </table:table-cell>
          <table:table-cell table:style-name="Table4.A1" office:value-type="string">
            <text:p text:style-name="P3">length of result </text:p>
            <text:p text:style-name="P3">seq &gt; 0</text:p>
          </table:table-cell>
          <table:table-cell table:style-name="Table4.A1" office:value-type="string">
            <text:p text:style-name="P3">0 elem in the sequence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1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1 elem in the sequence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2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length elem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3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between 1 and length m result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4</text:p>
          </table:table-cell>
          <table:table-cell table:style-name="Table4.A1" office:value-type="string">
            <text:p text:style-name="P3">no. of prime sequences </text:p>
          </table:table-cell>
          <table:table-cell table:style-name="Table4.A1" office:value-type="string">
            <text:p text:style-name="P3">no sequence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5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only 1 prime seq</text:p>
          </table:table-cell>
          <table:table-cell table:style-name="Table4.A1" office:value-type="string">
            <text:p text:style-name="P3"/>
          </table:table-cell>
        </table:table-row>
        <text:soft-page-break/>
        <table:table-row table:style-name="Table4.1">
          <table:table-cell table:style-name="Table4.A1" office:value-type="string">
            <text:p text:style-name="P3">26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more seq with same length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7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more seq with different length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8</text:p>
          </table:table-cell>
          <table:table-cell table:style-name="Table4.A1" office:value-type="string">
            <text:p text:style-name="P3">position where the output seq is</text:p>
          </table:table-cell>
          <table:table-cell table:style-name="Table4.A1" office:value-type="string">
            <text:p text:style-name="P3">start from the begin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9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last position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30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middle position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31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l(i) is [0, MAXINT], l(i) is not a natural number</text:p>
          </table:table-cell>
        </table:table-row>
      </table:table>
      <text:p text:style-name="P5"/>
      <text:p text:style-name="P5"/>
      <text:p text:style-name="P5">We can’t test EC’s which have MAXINT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4">#TC</text:p>
          </table:table-cell>
          <table:table-cell table:style-name="Table5.A1" office:value-type="string">
            <text:p text:style-name="P4">EC</text:p>
          </table:table-cell>
          <table:table-cell table:style-name="Table5.A1" office:value-type="string">
            <text:p text:style-name="P4">Input (length, l)</text:p>
          </table:table-cell>
          <table:table-cell table:style-name="Table5.A1" office:value-type="string">
            <text:p text:style-name="P4">Ouput expected</text:p>
          </table:table-cell>
          <table:table-cell table:style-name="Table5.A1" office:value-type="string">
            <text:p text:style-name="P4">Output actual</text:p>
          </table:table-cell>
        </table:table-row>
        <table:table-row table:style-name="Table5.1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P4">3, [-3, 0, 7]</text:p>
          </table:table-cell>
          <table:table-cell table:style-name="Table5.A1" office:value-type="string">
            <text:p text:style-name="P4">error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P4">5</text:p>
          </table:table-cell>
          <table:table-cell table:style-name="Table5.A1" office:value-type="string">
            <text:p text:style-name="P4">-3, [...]</text:p>
          </table:table-cell>
          <table:table-cell table:style-name="Table5.A1" office:value-type="string">
            <text:p text:style-name="P4">error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P4">8</text:p>
          </table:table-cell>
          <table:table-cell table:style-name="Table5.A1" office:value-type="string">
            <text:p text:style-name="P4">-5,5, [...]</text:p>
          </table:table-cell>
          <table:table-cell table:style-name="Table5.A1" office:value-type="string">
            <text:p text:style-name="P4">error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4">4</text:p>
          </table:table-cell>
          <table:table-cell table:style-name="Table5.A1" office:value-type="string">
            <text:p text:style-name="P4">31</text:p>
          </table:table-cell>
          <table:table-cell table:style-name="Table5.A1" office:value-type="string">
            <text:p text:style-name="P4">3, [1, 2.7, 8]</text:p>
          </table:table-cell>
          <table:table-cell table:style-name="Table5.A1" office:value-type="string">
            <text:p text:style-name="P4">error</text:p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4">5</text:p>
          </table:table-cell>
          <table:table-cell table:style-name="Table5.A1" office:value-type="string">
            <text:p text:style-name="P4">1, 4, 7, 10, 12, 15, 25, 30</text:p>
          </table:table-cell>
          <table:table-cell table:style-name="Table5.A1" office:value-type="string">
            <text:p text:style-name="P4">6, [4, 8, 5, 7, 13, 14]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3, 5</text:p>
          </table:table-cell>
        </table:table-row>
        <table:table-row table:style-name="Table5.1">
          <table:table-cell table:style-name="Table5.A1" office:value-type="string">
            <text:p text:style-name="P4">6</text:p>
          </table:table-cell>
          <table:table-cell table:style-name="Table5.A1" office:value-type="string">
            <text:p text:style-name="P4">18, 20, 24</text:p>
          </table:table-cell>
          <table:table-cell table:style-name="Table5.A1" office:value-type="string">
            <text:p text:style-name="P4">3, [8, 10, 12]</text:p>
          </table:table-cell>
          <table:table-cell table:style-name="Table5.A1" office:value-type="string">
            <text:p text:style-name="P4">-1, -1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4">19</text:p>
          </table:table-cell>
          <table:table-cell table:style-name="Table5.A1" office:value-type="string">
            <text:p text:style-name="P4">0, []</text:p>
          </table:table-cell>
          <table:table-cell table:style-name="Table5.A1" office:value-type="string">
            <text:p text:style-name="P4">-1, -1</text:p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>8</text:p>
          </table:table-cell>
          <table:table-cell table:style-name="Table5.A1" office:value-type="string">
            <text:p text:style-name="P4">21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4-14T10:34:29.687051522</dc:date>
    <meta:editing-duration>PT14M25S</meta:editing-duration>
    <meta:editing-cycles>5</meta:editing-cycles>
    <meta:document-statistic meta:table-count="6" meta:image-count="0" meta:object-count="0" meta:page-count="5" meta:paragraph-count="276" meta:word-count="792" meta:character-count="3330" meta:non-whitespace-character-count="2741"/>
  </office:meta>
</office:document-meta>
</file>